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0.3618in" fo:margin-right="0in" fo:text-indent="0in" style:auto-text-indent="false"/>
    </style:style>
    <style:style style:name="P8" style:family="paragraph" style:parent-style-name="Standard">
      <style:paragraph-properties fo:margin-left="0.3689in" fo:margin-right="0in" fo:text-indent="0in" style:auto-text-indent="false"/>
    </style:style>
    <style:style style:name="P9" style:family="paragraph" style:parent-style-name="Standard">
      <style:paragraph-properties fo:margin-left="0.3764in" fo:margin-right="0in" fo:text-indent="0in" style:auto-text-indent="false"/>
    </style:style>
    <style:style style:name="P10" style:family="paragraph" style:parent-style-name="Standard">
      <style:paragraph-properties fo:margin-left="0.3835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istrador 1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1) Cadastrar Instituição A</text:p>
      <text:p text:style-name="Standard">T2) Enviar Convite para Administrador 2</text:p>
      <text:p text:style-name="Standard">T3) Enviar Convite para Gerente 1 (Instituição A)</text:p>
      <text:p text:style-name="Standard">T4) Enviar Convite para Catalogador 1 (Instituição A)</text:p>
      <text:p text:style-name="Standard">T5) Enviar Convite para Catalogador 2 (Instituição B)</text:p>
      <text:p text:style-name="Standard">T7) Enviar Convite para Gerente 1 (Instituição C)</text:p>
      <text:p text:style-name="Standard">T8) Enviar Convite Coletivo para Catalogador 1, 2 e 3 (Instituição C)</text:p>
      <text:p text:style-name="Standard"/>
      <text:p text:style-name="P3">Etapa 2 – Cadastro de Autores, Cadastro de Bens Patrimoniais e Edições</text:p>
      <text:p text:style-name="Standard"/>
      <text:p text:style-name="Standard">T11) Editar Cadastro Próprio (Modificar sua senha)</text:p>
      <text:p text:style-name="Standard">T12) Editar o Cadastro do “Gerente 1” (Modificar o Telefone)</text:p>
      <text:p text:style-name="Standard">T13) Editar quaisquer 3 campos do Bem Patrimonial 1</text:p>
      <text:p text:style-name="Standard">T16) Aprovar pedido de Mudança em Nível de Acesso (Catalogador 4)</text:p>
      <text:p text:style-name="Standard">T18) Editar Bem Patrimonial 1 (Associar ao “Autor 2”)</text:p>
      <text:p text:style-name="Standard"/>
      <text:p text:style-name="P3">Etapa 3 – Exclusões</text:p>
      <text:p text:style-name="Standard"/>
      <text:p text:style-name="Standard">T20) Excluir “Gerente 1” da Instituição A (Pedir Aprovação ao Administrador 2)</text:p>
      <text:p text:style-name="Standard">T21) Excluir Instituição A (Pedir Aprovação ao Administrador 2)</text:p>
      <text:p text:style-name="Standard">T22) Excluir Catalogador 1 da Instituição C (Pedir Aprovação ao Administrador 2)</text:p>
      <text:p text:style-name="Standard">T23) Recusar pedido de Exclusão do Catalogador 1 da Instituição A</text:p>
      <text:p text:style-name="Standard">T24) Aprovar Exclusão da Instituição B</text:p>
      <text:p text:style-name="Standard"/>
      <text:p text:style-name="P12"><text:span text:style-name="T1">Administrador 2</text:span></text:p>
      <text:p text:style-name="P1"/>
      <text:p text:style-name="P5">As atividades estão divididas em 3 etapas. Em cada etapa, deve-se respeitar o tempo, de forma que, no instante Ti, todos os usuários estejam realizando a atividade referente a Ti.</text:p>
      <text:p text:style-name="P1"/>
      <text:p text:style-name="P4">Etapa 1 – Cadastrar Instituições, Enviar Convites e Cadastrar Usuários</text:p>
      <text:p text:style-name="Standard"/>
      <text:p text:style-name="Standard">T3) Cadastrar-se como Administrador da Instituição A</text:p>
      <text:p text:style-name="Standard">T4) Cadastrar Instituição B</text:p>
      <text:p text:style-name="Standard">T5) Enviar Convite para Gerente 2 (Instituição B)</text:p>
      <text:p text:style-name="Standard">T6) Cadastrar Instituição C</text:p>
      <text:p text:style-name="Standard">T7) Enviar Convite para Gerente 2 (Instituição C)</text:p>
      <text:p text:style-name="Standard">T8) Enviar Convite para “Catalogador 4 da Instituição B” como Gerente da Instituição C</text:p>
      <text:p text:style-name="Standard"/>
      <text:p text:style-name="P3">Etapa 2 – Cadastro de Autores, Cadastro de Bens Patrimoniais e Edições</text:p>
      <text:p text:style-name="Standard"/>
      <text:p text:style-name="Standard">T11) Editar Cadastro Próprio (Modificar seu Telefone)</text:p>
      <text:p text:style-name="Standard">T12) Editar o Cadastro do “Catalogador 2” (Modificar o Sobrenome)</text:p>
      <text:p text:style-name="Standard">T13) Editar “Bem Patrimonial 4” (Associar ao “Autor 1”)</text:p>
      <text:p text:style-name="P11">T15) Editar o Cadastro do “Catalogador 4” (Modificar o Nivel de Acesso da Instituição C para <text:s/>Catalogador, pedindo aprovação para o Administrador 1)</text:p>
      <text:p text:style-name="Standard">T18) Editar Bem Patrimonial 2 (Associar ao “Autor 1”)</text:p>
      <text:p text:style-name="Standard"/>
      <text:p text:style-name="P3">Etapa 3 – Exclusões</text:p>
      <text:p text:style-name="P3"/>
      <text:p text:style-name="Standard">T19) Excluir Bem Patrimonial 3</text:p>
      <text:p text:style-name="Standard">T21) Excluir Instituição B (Pedir Aprovação ao Administrador 1)</text:p>
      <text:p text:style-name="Standard">T22) Aprovar Exclusão do Gerente 1 da Instituição A</text:p>
      <text:p text:style-name="Standard">T23) Aprovar Exclusão do Catalogador 1 da Instituição C</text:p>
      <text:p text:style-name="Standard">T24) Recusar Pedido de Exclusão da Instituição A</text:p>
      <text:p text:style-name="Standard"/>
      <text:p text:style-name="P12"><text:span text:style-name="T1">Gerente 1</text:span>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4">Etapa 1 – Cadastrar Instituições, Enviar Convites e Cadastrar Usuários</text:p>
      <text:p text:style-name="P4"/>
      <text:p text:style-name="Standard">T4) Cadastrar-se como Gerente da Instituição A</text:p>
      <text:p text:style-name="Standard">T5) Enviar Convite para Catalogador 3 (Instituição A)</text:p>
      <text:p text:style-name="Standard">T6) Enviar Convite para Catalogador 4 (Instituição B – Não deve ser possivel)</text:p>
      <text:p text:style-name="Standard">T8) Cadastrar-se como Gerente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Fazer login como Gerente da Instituição A</text:p>
      <text:p text:style-name="P8">Cadastrar “Bem Patrimonial 2” para Instituição A, sem autor</text:p>
      <text:p text:style-name="Standard">T12) Cadastrar “Bem Patrimonial 3” para Instituição <text:span text:style-name="T2">A</text:span>, com o “Autor 3”</text:p>
      <text:p text:style-name="Standard">T14) Modificar o Nome da Instituição A</text:p>
      <text:p text:style-name="Standard">T15) Fazer login como Gerente da Instituição C</text:p>
      <text:p text:style-name="P9">Modificar o CEP da Instituição C</text:p>
      <text:p text:style-name="Standard">T18) Fazer login como Gerente da Instituição A</text:p>
      <text:p text:style-name="P9">Editar Bem Patrimonial 3 (Associar ao “Autor 2”)</text:p>
      <text:p text:style-name="Standard"/>
      <text:p text:style-name="P3">Etapa 3 – Exclusões</text:p>
      <text:p text:style-name="P3"/>
      <text:p text:style-name="P6">T20) Fazer login como Gerente da Instituição C</text:p>
      <text:p text:style-name="P8">Excluir Catalogador 3 da Instituição C (Pedir Aprovação ao “Gerente 2”)</text:p>
      <text:p text:style-name="Standard">T21) Aprovar Exclusão do Catalogador 4 da Instituição C</text:p>
      <text:p text:style-name="Standard">T22) Fazer login como Gerente da Instituição A</text:p>
      <text:p text:style-name="P9">Excluir Catalogador 1 da Instituição A (Pedir Aprovação ao “Administrador 1”)</text:p>
      <text:p text:style-name="Standard">T24) Fazer login como Gerente da Instituição C</text:p>
      <text:p text:style-name="P9">Excluir Instituição C (Pedir Aprovação ao “Gerente 2”)</text:p>
      <text:p text:style-name="Standard"/>
      <text:p text:style-name="P12"><text:span text:style-name="T1">Gerente 2</text:span>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6) Cadastrar-se como Gerente da Instituição B</text:p>
      <text:p text:style-name="Standard">T7) Enviar Convite para Catalogador 4 (Instituição B)</text:p>
      <text:p text:style-name="Standard">T8) Cadastrar-se como Gerente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Cadastrar “Autor 3”</text:p>
      <text:p text:style-name="Standard">T11) Fazer login como Gerente da Instituição B</text:p>
      <text:p text:style-name="P7">Cadastrar “Bem Patrimonial 5” para Instituição <text:span text:style-name="T2">B</text:span>, com o “Autor 1”</text:p>
      <text:p text:style-name="Standard">T13) Editar Cadastro Próprio (Modificar seu Sobrenome)</text:p>
      <text:p text:style-name="Standard">T14) Editar o Bem Patrimonial 4 (Modificar o nome)</text:p>
      <text:p text:style-name="Standard">T16) Editar o Cadastro do Catalogador 2 (Modificar o telefone)</text:p>
      <text:p text:style-name="Standard">T17) Editar o Cadastro do Catalogador 4 (Modificar o telefone)</text:p>
      <text:p text:style-name="Standard"/>
      <text:p text:style-name="P3">Etapa 3 – Exclusões</text:p>
      <text:p text:style-name="P3"/>
      <text:p text:style-name="P6">T20) Fazer login como Gerente da Instituição C</text:p>
      <text:p text:style-name="P8">Excluir Catalogador 4 da Instituição C (Pedir Aprovação ao “Gerente 1”)</text:p>
      <text:p text:style-name="Standard">T21) Aprovar Exclusão do Catalogador 3 da Instituição C</text:p>
      <text:p text:style-name="Standard">T25) Aprovar Exclusão da Instituição C</text:p>
      <text:p text:style-name="Standard"/>
      <text:p text:style-name="P12"><text:span text:style-name="T1">Catalogador 1</text:span>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5) Cadastrar-se como Catalogador da Instituição A</text:p>
      <text:p text:style-name="Standard">T9) Cadastrar-se como Catalogador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Fazer login como Catalogador da Instituição A</text:p>
      <text:p text:style-name="P9">Cadastrar “Bem Patrimonial 1” para Instituição A, sem autor</text:p>
      <text:p text:style-name="Standard">T12) Fazer login como Catalogador da Instituição C</text:p>
      <text:p text:style-name="P9">Cadastrar “Bem Patrimonial 7” para Instituição <text:span text:style-name="T2">C</text:span>, com o “Autor 1”</text:p>
      <text:p text:style-name="Standard">T14) Fazer login como Catalogador da Instituição A</text:p>
      <text:p text:style-name="P8">Editar Bem Patrimonial 1 (Associar ao “Autor 1”)</text:p>
      <text:p text:style-name="Standard">T15) Cadastrar “Autor 4”</text:p>
      <text:p text:style-name="Standard">T16) Fazer login como Catalogador da Instituição C</text:p>
      <text:p text:style-name="P8">Cadastrar “Bem Patrimonial 10” para Instituição <text:span text:style-name="T2">C</text:span>, com o “Autor 4”</text:p>
      <text:p text:style-name="Standard"/>
      <text:p text:style-name="P3">Etapa 3 – Exclusões</text:p>
      <text:p text:style-name="P3"/>
      <text:p text:style-name="P6">T19) Fazer login como Catalogador da Instituição A</text:p>
      <text:p text:style-name="P10">Excluir Bem Patrimonial 1</text:p>
      <text:p text:style-name="Standard">T20) Fazer login como Catalogador da Instituição C</text:p>
      <text:p text:style-name="P9">Excluir Bem Patrimonial 7</text:p>
      <text:p text:style-name="Standard">T21) Excluir Autor 2</text:p>
      <text:p text:style-name="Standard">T22) Excluir Bem Patrimonial 9</text:p>
      <text:p text:style-name="Standard"/>
      <text:p text:style-name="P12"><text:span text:style-name="T1">Catalogador 2</text:span>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6) Cadastrar-se como Catalogador da Instituição B</text:p>
      <text:p text:style-name="Standard">T9) Cadastrar-se como Catalogador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Fazer login como Catalogador da Instituição B</text:p>
      <text:p text:style-name="P8">Cadastrar “Bem Patrimonial 4” para Instituição B, sem autor</text:p>
      <text:p text:style-name="Standard">T12) Fazer login como Catalogador da Instituição C</text:p>
      <text:p text:style-name="P9">Cadastrar “Bem Patrimonial 8” para Instituição <text:span text:style-name="T2">C</text:span>, com o “Autor 2”</text:p>
      <text:p text:style-name="Standard">T14) Fazer login como Catalogador da Instituição A</text:p>
      <text:p text:style-name="P9">Editar Bem Patrimonial 4 (Modificar o nome)</text:p>
      <text:p text:style-name="Standard">T15) Fazer login como Catalogador da Instituição C</text:p>
      <text:p text:style-name="P8">Editar Bem Patrimonial 9 (Associar ao “Autor 1”)</text:p>
      <text:p text:style-name="Standard">T16) Editar Bem Patrimonial 7 (Associar ao “Autor 1”)</text:p>
      <text:p text:style-name="Standard"/>
      <text:p text:style-name="P3">Etapa 3 – Exclusões</text:p>
      <text:p text:style-name="P3"/>
      <text:p text:style-name="Standard">T19) Fazer login como Catalogador da Instituição B</text:p>
      <text:p text:style-name="P9">Excluir Bem Patrimonial 4</text:p>
      <text:p text:style-name="Standard">T20) Excluir Bem Patrimonial 6</text:p>
      <text:p text:style-name="Standard">T21) Excluir Autor 3</text:p>
      <text:p text:style-name="Standard">T22) Fazer login como Catalogador da Instituição C</text:p>
      <text:p text:style-name="P8">Excluir <text:span text:style-name="T2">Bem Patrimonial 10</text:span></text:p>
      <text:p text:style-name="P6"/>
      <text:p text:style-name="P12"><text:span text:style-name="T1">Catalogador 3</text:span></text:p>
      <text:p text:style-name="P1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6) Cadastrar-se como Catalogador da Instituição A</text:p>
      <text:p text:style-name="Standard">T9) Cadastrar-se como Catalogador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Fazer login como Catalogador da Instituição C</text:p>
      <text:p text:style-name="P7">Cadastrar “Autor 1”</text:p>
      <text:p text:style-name="Standard">T11) Cadastrar “Bem Patrimonial 9” para Instituição <text:span text:style-name="T2">C</text:span>, com o “Autor 3”</text:p>
      <text:p text:style-name="Standard">T13) Editar o nome do “Autor 1”</text:p>
      <text:p text:style-name="Standard">T14) Fazer login como Catalogador da Instituição A</text:p>
      <text:p text:style-name="P10">Editar Bem Patrimonial 2 (Associar ao “Autor 2”)</text:p>
      <text:p text:style-name="Standard">T15) Fazer login como Catalogador da Instituição C</text:p>
      <text:p text:style-name="P9">Editar Bem Patrimonial 7 (Associar ao “Autor 2”)</text:p>
      <text:p text:style-name="Standard">T16) Editar Bem Patrimonial 9 (Associar ao “Autor 4”)</text:p>
      <text:p text:style-name="Standard">T17) Editar Bem Patrimonial 7 (Associar ao “Autor 4”)</text:p>
      <text:p text:style-name="Standard">T18) Editar Bem Patrimonial 8 (Associar ao “Autor 4”)</text:p>
      <text:p text:style-name="Standard"/>
      <text:p text:style-name="P3">Etapa 3 – Exclusões</text:p>
      <text:p text:style-name="P3"/>
      <text:p text:style-name="Standard">T19) Fazer login como Catalogador da Instituição A</text:p>
      <text:p text:style-name="P9">Excluir Bem Patrimonial 2</text:p>
      <text:p text:style-name="Standard">T20) Excluir Autor 1</text:p>
      <text:p text:style-name="Standard">T21) Excluir Autor 4</text:p>
      <text:p text:style-name="Standard"/>
      <text:p text:style-name="P12"><text:span text:style-name="T1">Catalogador 4</text:span></text:p>
      <text:p text:style-name="Standard"/>
      <text:p text:style-name="P5">As atividades estão divididas em 3 etapas. Em cada etapa, deve-se respeitar o tempo, de forma que, no instante Ti, todos os usuários estejam realizando a atividade referente a Ti.</text:p>
      <text:p text:style-name="Standard"/>
      <text:p text:style-name="P3">Etapa 1 – Cadastrar Instituições, Enviar Convites e Cadastrar Usuários</text:p>
      <text:p text:style-name="P3"/>
      <text:p text:style-name="Standard">T8) Cadastrar-se como Catalogador da Instituição B</text:p>
      <text:p text:style-name="Standard">T9) Cadastrar-se como Gerente da Instituição C</text:p>
      <text:p text:style-name="Standard"/>
      <text:p text:style-name="P3">Etapa 2 – Cadastro de Autores, Cadastro de Bens Patrimoniais e Edições</text:p>
      <text:p text:style-name="Standard"/>
      <text:p text:style-name="Standard">T10) Cadastrar “Autor 2”</text:p>
      <text:p text:style-name="Standard">T11) Fazer Login como Catalogador da Instituição B</text:p>
      <text:p text:style-name="P7">Cadastrar “Bem Patrimonial 6” para Instituição <text:span text:style-name="T2">B</text:span>, com o “Autor 2”</text:p>
      <text:p text:style-name="Standard">T13) Fazer Login como Gerente da Instituição C</text:p>
      <text:p text:style-name="P10">Editar o Cadastro do Catalogador 2 (Modificar o telefone)</text:p>
      <text:p text:style-name="Standard">T14) Fazer Login como Catalogador da Instituição B</text:p>
      <text:p text:style-name="P9">Editar Bem Patrimonial 4 (Modificar o nome)</text:p>
      <text:p text:style-name="Standard">T15) Fazer login como Gerente da Instituição C</text:p>
      <text:p text:style-name="P10">Editar Bem Patrimonial 7 (Associar ao “Autor 3”)</text:p>
      <text:p text:style-name="Standard">T16) Esquecer a senha de Catalogador da Instituição B e solicitar nova senha</text:p>
      <text:p text:style-name="Standard">T17) Fazer Login como Gerente da Instituição C</text:p>
      <text:p text:style-name="P9">Modificar o CEP da instituição C</text:p>
      <text:p text:style-name="Standard">T18) Editar o Cadastro do Catalogador 1 (Modificar o Sobrenome)</text:p>
      <text:p text:style-name="Standard"/>
      <text:p text:style-name="P3">Etapa 3 – Exclusões</text:p>
      <text:p text:style-name="P3"/>
      <text:p text:style-name="Standard">T19) Fazer login como Catalogador da Instituição B</text:p>
      <text:p text:style-name="P9">Excluir Bem Patrimonial 5</text:p>
      <text:p text:style-name="Standard">T20) Fazer login como Catalogador da Instituição C</text:p>
      <text:p text:style-name="P8">Excluir Bem Patrimonial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is </meta:initial-creator>
    <meta:creation-date>2013-07-28T15:25:31</meta:creation-date>
    <meta:generator>LibreOffice/3.5$Linux_X86_64 LibreOffice_project/350m1$Build-2</meta:generator>
    <dc:date>2013-07-28T20:06:34</dc:date>
    <dc:creator>Thais </dc:creator>
    <meta:editing-duration>PT4H23M44S</meta:editing-duration>
    <meta:editing-cycles>187</meta:editing-cycles>
    <meta:document-statistic meta:table-count="0" meta:image-count="0" meta:object-count="0" meta:page-count="8" meta:paragraph-count="176" meta:word-count="1550" meta:character-count="9540" meta:non-whitespace-character-count="8165"/>
  </office:meta>
</office:document-meta>
</file>